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6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Bammidbar/</text:p>
      <text:p text:style-name="P6">Divine Legislator! <text:s/>When <text:span text:style-name="T2">the</text:span><text:span text:style-name="T3"> to signalize the beginning of/ the second year of our fathers' </text:span><text:span text:style-name="T2">deliverance from bondage</text:span><text:span text:style-name="T3"> freedom/ Thou gavest the command that they should be numbered/ and arranged into four great divisions, each of these bore/ aloft the banner</text:span><text:span text:style-name="T2">s</text:span><text:span text:style-name="T3"> unfurled in honor of Thy name. <text:s/>It was/ while the tribes encamped, in the order prescribed by Thy/ inspired messenger, that the heathen magician sum-/moned from Syria to utter a malediction, rested his eye/ upon our ancestors. <text:s/>Beholding them from afar, under/ the broad folds of </text:span><text:span text:style-name="T2">standard</text:span><text:span text:style-name="T3"> national flags, distinguished, from one another,/ as tradition teaches, by varied colors and devices, he was/ impelled to praise and bless, what he had been hired for/ to despise and curse. <text:s/>"How beautiful are thy tents O Jacob!/ thy dwellings O Israel! <text:s/>As streams they are spread out, as/ gardens by the river-side, as aloe-trees which the Lord hath/ planted, as cedar-trees beside</text:span><text:span text:style-name="T2">s</text:span><text:span text:style-name="T3"> the waters" <text:s/>In this language,/ recorded in Thy sacred volumes, the wizard, illumined/ with flashes of Thy heavenly light, pointed to the scene/ stretched before his vision. <text:s/>But a notable object was/ missing in the grand vista open to his prophetic view./</text:span></text:p>
      <text:p text:style-name="P6"><text:span text:style-name="T3"/></text:p>
      <text:p text:style-name="P6"><text:span text:style-name="T3">[Page 2]</text:span></text:p>
      <text:p text:style-name="P6"><text:span text:style-name="T3">The family from whom Thy godly Moses sprung, could/ not be discovered among those whose </text:span><text:span text:style-name="T2">flags</text:span><text:span text:style-name="T3"> standards floated/ through the air. <text:s/>Had the Levites broken faith with/ this? <text:s/>Or, hadst Thou, O Sovereign Ruler! cast away a/ portion of Thy redeemed children? <text:s/>Nay: the man/ Thou drewest nearer unto Thy heart, Thou madest/ remarkably to stand aside from the multitude./ <text:s/>Thy Tabernacle was the pavilion which hid the tribe/ of Levy form public gaze. <text:s/>There, their post of honor/ lay. <text:s/>For, when the </text:span><text:soft-page-break/><text:span text:style-name="T3">sin of the molten calf defiled Israel,/ and the first-born, chosen to Thy service on the memor-/-</text:span><text:span text:style-name="T2">r</text:span><text:span text:style-name="T3">able night of Egypt, went also astray, Thou didst/ hallow instead those who remained steadfast to/ Thy covenant. <text:s/>Therefore the three main branches/ of Levy, divided according to their respective families, were/ numbered separately from the rest of the nation, and/ were severally assigned ministerial duties. <text:s/>Them/ alone Thou didst empower to open</text:span><text:span text:style-name="T2">ed</text:span><text:span text:style-name="T3"> and close</text:span><text:span text:style-name="T2">d</text:span><text:span text:style-name="T3"> and carry</text:span><text:span text:style-name="T2">d</text:span><text:span text:style-name="T3"> the portable sanc-/-</text:span><text:span text:style-name="T2">c</text:span><text:span text:style-name="T3">tuary, they held its vessels in their safe-keeping,/ and they had the exclusive charge of the ark of/ Thy </text:span><text:span text:style-name="T2">covenant</text:span><text:span text:style-name="T3"> testimony. <text:s/>All this we learn form the pages/ of Thy written book, out of which we have read this Sabbath./</text:span></text:p>
      <text:p text:style-name="P6"><text:span text:style-name="T3"/></text:p>
      <text:p text:style-name="P6"><text:span text:style-name="T3">[Page 3]</text:span></text:p>
      <text:p text:style-name="P6"><text:span text:style-name="T3"><text:tab/>But from oral instruction we have drawn moreover the/ knowledge that the</text:span><text:span text:style-name="T2">y</text:span><text:span text:style-name="T3"> men of Levy were especially privileged to/ ascend the sacred Desk and offer Thee adoration in choral/ songs, while the priests officiated at the altar./ <text:s/>Thou, O Lord! wast their banner </text:span><text:span text:style-name="T2">of the men of Levy,</text:span><text:span text:style-name="T3"> and that/ they lifted high. <text:s/>They had no inheritance in the land of/ promise, but Thou didst declare Thyself their peculiar heritage./ <text:s/>It is because of the halo cast, in the days of old, round the/ tribe of Moses, that we still show its members tokens of/ distinction in our minor sanctuary. <text:s/>And truly, when we/ consider their marvellous[sic!] preservation, despite the loss of/ the largest number of our people, and a long and far-/reaching dispersion, it must seem but agreeable to Thy/ Divine will, that we accord to the Levites religious </text:span><text:span text:style-name="T2">privileges</text:span><text:span text:style-name="T3"> preferences, suitably/ to ancient usages. <text:s/>May our fellow-believers of that tribe,/ be deemed, in Thy sight, deserving of the consideration of their/ brethren. <text:s/>Sensible of Thy mercy </text:span><text:span text:style-name="T2">by</text:span><text:span text:style-name="T3"> in granting them an/ indestructible existence; appreciating the honors we bestow on/ them, may such of our coreligionists </text:span><text:span text:style-name="T2">of that tribe, who</text:span><text:span text:style-name="T3"> as </text:span><text:span text:style-name="T2">who</text:span><text:span text:style-name="T3"> belong to that family, and worship in our/ midst, be noted for their noble bearing in society, for their do-/mestic virtues, and piety. <text:s/>May their name be ever asso-/-ciated with those who reverence Thee O Eternal! as it is written "O house/ of Levy bless the Lord: Ye that fear the Lord, bless </text:span><text:span text:style-name="T2">ye</text:span><text:span text:style-name="T3"> the Lord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0T14:21:23.44</meta:creation-date>
    <meta:document-statistic meta:table-count="0" meta:image-count="0" meta:object-count="0" meta:page-count="3" meta:paragraph-count="67" meta:word-count="802" meta:character-count="5135"/>
    <dc:date>2012-05-30T14:44:57.02</dc:date>
    <dc:creator>Penn Libraries</dc:creator>
    <meta:editing-duration>PT00H08M23S</meta:editing-duration>
    <meta:editing-cycles>1</meta:editing-cycles>
    <meta:generator>OpenOffice.org/3.2$Win32 OpenOffice.org_project/320m12$Build-9483</meta:generator>
  </office:meta>
</office:document-meta>
</file>